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helvetica, sans-serif"/>
  </office:font-face-decls>
  <office:automatic-styles>
    <style:style style:name="P1" style:family="paragraph" style:parent-style-name="Heading_20_3">
      <style:paragraph-properties fo:margin-top="0in" fo:margin-bottom="0.1965in" style:contextual-spacing="false"/>
      <style:text-properties officeooo:paragraph-rsid="0012b1f7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2b1f7"/>
    </style:style>
    <style:style style:name="P3" style:family="paragraph" style:parent-style-name="Text_20_body">
      <style:paragraph-properties fo:margin-top="0in" fo:margin-bottom="0.1965in" style:contextual-spacing="false"/>
      <style:text-properties officeooo:paragraph-rsid="0012b1f7"/>
    </style:style>
    <style:style style:name="P4" style:family="paragraph" style:parent-style-name="Preformatted_20_Text">
      <style:text-properties officeooo:paragraph-rsid="0012b1f7"/>
    </style:style>
    <style:style style:name="P5" style:family="paragraph" style:parent-style-name="Standard">
      <style:text-properties officeooo:paragraph-rsid="0012b1f7"/>
    </style:style>
    <style:style style:name="P6" style:family="paragraph" style:parent-style-name="Preformatted_20_Text">
      <style:text-properties officeooo:rsid="000ff9d7" officeooo:paragraph-rsid="0012b1f7"/>
    </style:style>
    <style:style style:name="P7" style:family="paragraph" style:parent-style-name="Preformatted_20_Text">
      <style:text-properties fo:color="#c9211e" loext:opacity="100%" officeooo:paragraph-rsid="0012b1f7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16aa56"/>
    </style:style>
    <style:style style:name="P9" style:family="paragraph" style:parent-style-name="Text_20_body">
      <style:text-properties style:font-name="Liberation Serif" officeooo:paragraph-rsid="0014b42b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>
      <style:text-properties style:font-name="arial" fo:font-size="9pt" fo:background-color="#ffff00"/>
    </style:style>
    <style:style style:name="P15" style:family="paragraph" style:parent-style-name="Text_20_body">
      <style:text-properties officeooo:paragraph-rsid="0019b36a"/>
    </style:style>
    <style:style style:name="T1" style:family="text">
      <style:text-properties officeooo:rsid="0012b1f7"/>
    </style:style>
    <style:style style:name="T2" style:family="text">
      <style:text-properties officeooo:rsid="00118d69"/>
    </style:style>
    <style:style style:name="T3" style:family="text">
      <style:text-properties fo:color="#c9211e" loext:opacity="100%"/>
    </style:style>
    <style:style style:name="T4" style:family="text">
      <style:text-properties fo:color="#ff9900" loext:opacity="100%"/>
    </style:style>
    <style:style style:name="T5" style:family="text">
      <style:text-properties fo:color="#99cc00" loext:opacity="100%"/>
    </style:style>
    <style:style style:name="T6" style:family="text">
      <style:text-properties fo:color="#993366" loext:opacity="100%"/>
    </style:style>
    <style:style style:name="T7" style:family="text">
      <style:text-properties fo:color="#3366ff" loext:opacity="100%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weight="bold" officeooo:rsid="0014b42b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6aa56" style:font-weight-asian="bold" style:font-weight-complex="bold"/>
    </style:style>
    <style:style style:name="T13" style:family="text">
      <style:text-properties style:font-name="arial" fo:font-size="9pt"/>
    </style:style>
    <style:style style:name="T14" style:family="text">
      <style:text-properties style:font-name="arial" fo:font-size="9pt" fo:background-color="#ffff00" loext:char-shading-value="0"/>
    </style:style>
    <style:style style:name="T15" style:family="text">
      <style:text-properties fo:font-size="9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a xlink:type="simple" xlink:href="https://docs.nvidia.com/jetson/archives/r34.1/DeveloperGuide/text/AR/JetsonSoftwareArchitecture.html#computer-vision" text:style-name="Internet_20_link" text:visited-style-name="Visited_20_Internet_20_Link"><text:span text:style-name="Source_20_Text"><text:span text:style-name="T15">https://docs.nvidia.com/jetson/archives/r34.1/DeveloperGuide/text/AR/JetsonSoftwareArchitecture.html#computer-vision</text:span></text:span></text:a></text:p>
      <text:p text:style-name="P15"><text:a xlink:type="simple" xlink:href="https://docs.nvidia.com/jetson/l4t-multimedia/group__l4t__mm__test__group.html" text:style-name="Internet_20_link" text:visited-style-name="Visited_20_Internet_20_Link"><text:span text:style-name="Source_20_Text">https://docs.nvidia.com/jetson/l4t-multimedia/group__l4t__mm__test__group.html</text:span></text:a></text:p>
      <text:p text:style-name="P15"><text:span text:style-name="Source_20_Text"/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Strong_20_Emphasis"><text:span text:style-name="T13">Стоит отметить</text:span></text:span></text:span><text:span text:style-name="Source_20_Text"><text:span text:style-name="T13">, что при работе с устройствами Jetson, камеры с матрицей IMX219 могут иметь некоторое цветовое искажение – фиолетовый зацвет. </text:span></text:span></text:p>
      <text:p text:style-name="P15"><text:span text:style-name="Source_20_Text"><text:span text:style-name="T13">Для того чтоб избавится от некорректной цветопередачи достаточно открыть терминал на устройстве Jetson и ввести следующие команды:</text:span></text:span></text:p>
      <text:p text:style-name="Text_20_body"><text:span text:style-name="T14">$ wget </text:span><text:a xlink:type="simple" xlink:href="https://www.waveshare.com/w/upload/e/eb/Camera_overrides.tar.gz" text:style-name="Internet_20_link" text:visited-style-name="Visited_20_Internet_20_Link"><text:span text:style-name="T14">https://www.waveshare.com/w/upload/e/eb/Camera_overrides.tar.gz</text:span></text:a><text:span text:style-name="T13"><text:line-break/></text:span><text:span text:style-name="T14">$ tar zxvf Camera_overrides.tar.gz</text:span></text:p>
      <text:p text:style-name="P14">$ sudo cp camera_overrides.isp /var/nvidia/nvcam/settings/</text:p>
      <text:p text:style-name="P14">$ sudo chmod 664 /var/nvidia/nvcam/settings/camera_overrides.isp</text:p>
      <text:p text:style-name="P14">$ sudo chown root:root /var/nvidia/nvcam/settings/camera_overrides.isp</text:p>
      <text:p text:style-name="Standard">Для корректной работы камер с матрицами IMX477, рассмотренных выше, с устройствами Jetson Nano требуется установить драйвер, который можно найти на официальном сайте NVIDIA: <text:a xlink:type="simple" xlink:href="https://developer.nvidia.com/embedded/downloads#?search=imx477" text:style-name="Internet_20_link" text:visited-style-name="Visited_20_Internet_20_Link">https://developer.nvidia.com/embedded/downloads#?search=imx477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3:33:16.740685970</meta:creation-date>
    <dc:date>2024-06-13T16:19:58.378166215</dc:date>
    <meta:editing-duration>PT39M5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9" meta:word-count="84" meta:character-count="998" meta:non-whitespace-character-count="921"/>
  </office:meta>
</office:document-meta>
</file>